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6_7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6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. Pereira Mendes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Rev Dr Morais/</text:p>
      <text:p text:style-name="P2"><text:tab/>Rev and Dear Sir/</text:p>
      <text:p text:style-name="P2"><text:tab/><text:tab/>At a meeting of the Seminary/ Adv. Bd today, it was unanimously resolved to/ convey to you our best wishes for a rapid/ and complete recovery of your strength and/ to assure you that we fervently hope you/ will be spared to us for many years./</text:p>
      <text:p text:style-name="P2"><text:tab/>We worked at curriculum,/ copy will be sent to you./</text:p>
      <text:p text:style-name="P2"><text:tab/>We are to ask Mr I. to/ repeat before Seminary, his lectures to/ be given for Gratz-trust./</text:p>
      <text:p text:style-name="P2"><text:tab/>We meet next Sunday/ again./</text:p>
      <text:p text:style-name="P2"><text:tab/>Wishing you an "acceptable/ fast" for your congregation and all blessings/ for yourself/</text:p>
      <text:p text:style-name="P2"><text:tab/><text:tab/><text:tab/>I am/ truly yrs/ H Pereira Mende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4T11:08:24.29</meta:creation-date>
    <dc:date>2012-01-24T11:19:23.70</dc:date>
    <dc:creator>Penn Libraries</dc:creator>
    <meta:editing-duration>PT00H10M5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8" meta:word-count="266" meta:character-count="1817"/>
  </office:meta>
</office:document-meta>
</file>